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border="0.0034in solid #D9D9E3" fo:padding-top="0in" fo:padding-left="0.0138in" fo:padding-bottom="0.0138in" fo:padding-right="0.0138in" style:shadow="none" fo:line-height="200%"/>
    </style:style>
    <style:style style:name="T2" style:parent-style-name="DefaultParagraphFont" style:family="text">
      <style:text-properties style:font-name="Times New Roman"/>
    </style:style>
    <style:style style:name="P3" style:parent-style-name="Textbody" style:family="paragraph">
      <style:paragraph-properties fo:border="0.0034in solid #D9D9E3" fo:padding-top="0in" fo:padding-left="0.0138in" fo:padding-bottom="0.0138in" fo:padding-right="0.0138in" style:shadow="none" fo:line-height="200%"/>
      <style:text-properties style:font-name="Times New Roman"/>
    </style:style>
    <style:style style:name="P4" style:parent-style-name="Textbody" style:family="paragraph">
      <style:paragraph-properties fo:border="0.0034in solid #D9D9E3" fo:padding-top="0in" fo:padding-left="0.0138in" fo:padding-bottom="0.0138in" fo:padding-right="0.0138in" style:shadow="none" fo:line-height="200%"/>
      <style:text-properties style:font-name="Times New Roman"/>
    </style:style>
    <style:style style:name="P5" style:parent-style-name="Textbody" style:family="paragraph">
      <style:paragraph-properties fo:border="0.0034in solid #D9D9E3" fo:padding-top="0in" fo:padding-left="0.0138in" fo:padding-bottom="0.0138in" fo:padding-right="0.0138in" style:shadow="none" fo:line-height="200%"/>
      <style:text-properties style:font-name="Times New Roman"/>
    </style:style>
    <style:style style:name="P6" style:parent-style-name="Standard" style:family="paragraph">
      <style:paragraph-properties fo:line-height="200%"/>
      <style:text-properties style:font-name="Times New Roman"/>
    </style:style>
  </office:automatic-styles>
  <office:body>
    <office:text text:use-soft-page-breaks="true">
      <text:p text:style-name="P1"><text:s text:c="18"/><text:span text:style-name="T2"><text:s text:c="7"/>Application to Manage and Track Psychotropic Drugs in Pharmacies</text:span></text:p>
      <text:p text:style-name="P3"><text:tab/>Psychotropic drugs are an essential part of mental health treatment, but their misuse and abuse can have serious consequences. Non-compliance among patients and illicit drug dealing in pharmacies are major issues that contribute to the misuse and abuse of psychotropic drugs. To address these issues, a web-based application has been developed to manage and track psychotropic drugs in pharmacies. The application allows pharmacists to monitor drug inventory, track patient prescriptions, and generate reports for regulatory compliance. Furthermore, the application can help pharmacists to make predictions about the amount of medication they need to provide.</text:p>
      <text:p text:style-name="P4"><text:tab/>The web-application developed provides an effective solution to manage and track psychotropic drugs in pharmacies. It allows pharmacists to monitor drug inventory, track patient prescriptions, and generate reports for regulatory compliance. Additionally, the application can help pharmacists to make predictions about the amount of medication they need to provide.</text:p>
      <text:p text:style-name="P5"><text:tab/>The developed web-based application has the potential to improve patient safety by addressing non-compliance among patients and illicit drug dealing in pharmacies. Pharmacists can monitor and manage drug inventory more efficiently, track patient prescriptions more accurately, and generate reports more easily. The added functionality of making predictions about the amount of medication needed can also help reduce the risk of running out of stock. Overall, the web-based application is a valuable tool for managing and tracking psychotropic drugs in pharmacies, benefiting both patients and pharmacists.</text:p>
      <text:p text:style-name="P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oh ssen</dc:creator>
    <meta:creation-date>2023-04-07T15:54:00Z</meta:creation-date>
    <dc:date>2023-04-17T09:44:00Z</dc:date>
    <meta:template xlink:href="Normal.dotm" xlink:type="simple"/>
    <meta:editing-cycles>2</meta:editing-cycles>
    <meta:editing-duration>PT300S</meta:editing-duration>
    <meta:document-statistic meta:page-count="1" meta:paragraph-count="3" meta:word-count="257" meta:character-count="1722" meta:row-count="12" meta:non-whitespace-character-count="1468"/>
  </office:meta>
</office:document-meta>
</file>